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3.106cm"/>
    </style:style>
    <style:style style:name="co5" style:family="table-column">
      <style:table-column-properties fo:break-before="auto" style:column-width="7.177cm"/>
    </style:style>
    <style:style style:name="co6" style:family="table-column">
      <style:table-column-properties fo:break-before="auto" style:column-width="4.475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858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512cm"/>
    </style:style>
    <style:style style:name="co12" style:family="table-column">
      <style:table-column-properties fo:break-before="auto" style:column-width="3.425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06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4.74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9.144cm"/>
    </style:style>
    <style:style style:name="co20" style:family="table-column">
      <style:table-column-properties fo:break-before="auto" style:column-width="2.002cm"/>
    </style:style>
    <style:style style:name="co21" style:family="table-column">
      <style:table-column-properties fo:break-before="auto" style:column-width="8.774cm"/>
    </style:style>
    <style:style style:name="co22" style:family="table-column">
      <style:table-column-properties fo:break-before="auto" style:column-width="4.6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background-color="#ffbf00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BFMC_Powerboard v0.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MPN</text:p>
          </table:table-cell>
          <table:table-cell table:style-name="ce10" office:value-type="string" calcext:value-type="string">
            <text:p>Req. Units @5PCS</text:p>
          </table:table-cell>
          <table:table-cell table:style-name="ce10" office:value-type="string" calcext:value-type="string">
            <text:p>Unit price @100PCS</text:p>
          </table:table-cell>
          <table:table-cell table:style-name="ce10" office:value-type="string" calcext:value-type="string">
            <text:p>Cost @5PCS</text:p>
          </table:table-cell>
          <table:table-cell office:value-type="string" calcext:value-type="string">
            <text:p>Prices in EUR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, C2, C3, C4, C5, C6, C7, C8, C9, C10, C11, C12, C13, C31, C32, C33, C60, C61, C62, C63, C64, C83, C84, C85, C101, C102, C1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AP CER 22UF 25V X7R 1210</text:p>
          </table:table-cell>
          <table:table-cell office:value-type="string" calcext:value-type="string">
            <text:p>CL32A226KAJNNNE</text:p>
          </table:table-cell>
          <table:table-cell table:formula="of:=[.A2]*5" office:value-type="float" office:value="135" calcext:value-type="float">
            <text:p>135</text:p>
          </table:table-cell>
          <table:table-cell office:value-type="float" office:value="0.184" calcext:value-type="float">
            <text:p>0.184</text:p>
          </table:table-cell>
          <table:table-cell table:formula="of:=[.H2]*[.G2]" office:value-type="float" office:value="24.84" calcext:value-type="float">
            <text:p>24.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4, C15, C16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_POL_1010</text:p>
          </table:table-cell>
          <table:table-cell office:value-type="string" calcext:value-type="string">
            <text:p>CAP ALUM 220UF 20% 35V SMD</text:p>
          </table:table-cell>
          <table:table-cell office:value-type="float" office:value="865060557008" calcext:value-type="float">
            <text:p>865060557008</text:p>
          </table:table-cell>
          <table:table-cell table:formula="of:=[.A3]*5" office:value-type="float" office:value="15" calcext:value-type="float">
            <text:p>15</text:p>
          </table:table-cell>
          <table:table-cell office:value-type="float" office:value="0.673" calcext:value-type="float">
            <text:p>0.673</text:p>
          </table:table-cell>
          <table:table-cell table:formula="of:=[.H3]*[.G3]" office:value-type="float" office:value="10.095" calcext:value-type="float">
            <text:p>10.0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 CER 0.1UF 100V X7R 0603</text:p>
          </table:table-cell>
          <table:table-cell office:value-type="string" calcext:value-type="string">
            <text:p>CL10B104KC8NNNC</text:p>
          </table:table-cell>
          <table:table-cell table:formula="of:=[.A4]*5"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table:formula="of:=[.H4]*[.G4]"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9, C21, C24, C25, C27, C30, C35, C36, C37, C41, C53, C54, C65, C66, C68, C78, C80, C96, C98, C22, C23, 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CL05B104KA5NNNC</text:p>
          </table:table-cell>
          <table:table-cell table:formula="of:=[.A5]*5" office:value-type="float" office:value="110" calcext:value-type="float">
            <text:p>110</text:p>
          </table:table-cell>
          <table:table-cell office:value-type="float" office:value="0.007" calcext:value-type="float">
            <text:p>0.007</text:p>
          </table:table-cell>
          <table:table-cell table:formula="of:=[.H5]*[.G5]" office:value-type="float" office:value="0.77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 CER 4.7UF 25V X5R 0603</text:p>
          </table:table-cell>
          <table:table-cell office:value-type="string" calcext:value-type="string">
            <text:p>C1608X5R1E475K080AC</text:p>
          </table:table-cell>
          <table:table-cell table:formula="of:=[.A6]*5" office:value-type="float" office:value="5" calcext:value-type="float">
            <text:p>5</text:p>
          </table:table-cell>
          <table:table-cell office:value-type="float" office:value="0.128" calcext:value-type="float">
            <text:p>0.128</text:p>
          </table:table-cell>
          <table:table-cell table:formula="of:=[.H6]*[.G6]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2, C23, C47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CL05B104KA5NNNC</text:p>
          </table:table-cell>
          <table:table-cell table:formula="of:=[.A7]*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7]*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6, C28, C79, C81, C97, C9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 CER 10UF 25V X5R 0805</text:p>
          </table:table-cell>
          <table:table-cell office:value-type="string" calcext:value-type="string">
            <text:p>GRM21BR61E106KA73K</text:p>
          </table:table-cell>
          <table:table-cell table:formula="of:=[.A8]*5"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formula="of:=[.H8]*[.G8]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9, C82, C100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50PF 50V C0G/NP0 0402</text:p>
          </table:table-cell>
          <table:table-cell office:value-type="string" calcext:value-type="string">
            <text:p>GCM1555C1H151JA16J</text:p>
          </table:table-cell>
          <table:table-cell table:formula="of:=[.A9]*5"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table:formula="of:=[.H9]*[.G9]"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86, C104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047UF 25V X7R 0402</text:p>
          </table:table-cell>
          <table:table-cell office:value-type="string" calcext:value-type="string">
            <text:p>CL05B473KA5NNNC</text:p>
          </table:table-cell>
          <table:table-cell table:formula="of:=[.A10]*5"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table:formula="of:=[.H10]*[.G10]"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8, C39, C43, C4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NF 50V X7R 0402</text:p>
          </table:table-cell>
          <table:table-cell office:value-type="string" calcext:value-type="string">
            <text:p>GCM155R71H103KA55D</text:p>
          </table:table-cell>
          <table:table-cell table:formula="of:=[.A11]*5" office:value-type="float" office:value="20" calcext:value-type="float">
            <text:p>20</text:p>
          </table:table-cell>
          <table:table-cell office:value-type="float" office:value="0.007" calcext:value-type="float">
            <text:p>0.007</text:p>
          </table:table-cell>
          <table:table-cell table:formula="of:=[.H11]*[.G11]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0, C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NF 50V X7R 0402</text:p>
          </table:table-cell>
          <table:table-cell office:value-type="string" calcext:value-type="string">
            <text:p>GCM155R71H103KA55D</text:p>
          </table:table-cell>
          <table:table-cell table:formula="of:=[.A12]*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12]*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2, C4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033UF 50V X7R 0402</text:p>
          </table:table-cell>
          <table:table-cell office:value-type="string" calcext:value-type="string">
            <text:p>CGA2B3X7R1H333K050BB</text:p>
          </table:table-cell>
          <table:table-cell table:formula="of:=[.A13]*5"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formula="of:=[.H13]*[.G13]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5, C67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5NF 50V X7R 0402</text:p>
          </table:table-cell>
          <table:table-cell office:value-type="string" calcext:value-type="string">
            <text:p>GRM155R71H153KA12J</text:p>
          </table:table-cell>
          <table:table-cell table:formula="of:=[.A14]*5"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formula="of:=[.H14]*[.G14]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0PF 50V C0G/NP0 0402</text:p>
          </table:table-cell>
          <table:table-cell office:value-type="string" calcext:value-type="string">
            <text:p>GRM1555C1H101JA01D</text:p>
          </table:table-cell>
          <table:table-cell table:formula="of:=[.A15]*5"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table:formula="of:=[.H15]*[.G15]"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47PF 50V C0G/NP0 0402</text:p>
          </table:table-cell>
          <table:table-cell office:value-type="string" calcext:value-type="string">
            <text:p>GJM1555C1H470FB01D</text:p>
          </table:table-cell>
          <table:table-cell table:formula="of:=[.A16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6]*[.G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8, C5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00PF 50V C0G/NP0 0402</text:p>
          </table:table-cell>
          <table:table-cell office:value-type="string" calcext:value-type="string">
            <text:p>GRM1555C1H102JA01D</text:p>
          </table:table-cell>
          <table:table-cell table:formula="of:=[.A17]*5"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formula="of:=[.H17]*[.G17]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S140W</text:p>
          </table:table-cell>
          <table:table-cell office:value-type="string" calcext:value-type="string">
            <text:p>SOD323-R</text:p>
          </table:table-cell>
          <table:table-cell office:value-type="string" calcext:value-type="string">
            <text:p>DIODE SCHOT 40V 120MA PGSOD3233D</text:p>
          </table:table-cell>
          <table:table-cell office:value-type="string" calcext:value-type="string">
            <text:p>BAS140WE6327HTSA1</text:p>
          </table:table-cell>
          <table:table-cell table:formula="of:=[.A18]*5" office:value-type="float" office:value="10" calcext:value-type="float">
            <text:p>10</text:p>
          </table:table-cell>
          <table:table-cell office:value-type="float" office:value="0.131" calcext:value-type="float">
            <text:p>0.131</text:p>
          </table:table-cell>
          <table:table-cell table:formula="of:=[.H18]*[.G18]" office:value-type="float" office:value="1.31" calcext:value-type="float">
            <text:p>1.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1, IC6, IC10</text:p>
          </table:table-cell>
          <table:table-cell office:value-type="string" calcext:value-type="string">
            <text:p>SIP32434</text:p>
          </table:table-cell>
          <table:table-cell office:value-type="string" calcext:value-type="string">
            <text:p>DFN10-3X3</text:p>
          </table:table-cell>
          <table:table-cell office:value-type="string" calcext:value-type="string">
            <text:p>IC EFUSE 23V 6A 0.033R DFN-10</text:p>
          </table:table-cell>
          <table:table-cell office:value-type="string" calcext:value-type="string">
            <text:p>SIP32434ADN-T1E4</text:p>
          </table:table-cell>
          <table:table-cell table:formula="of:=[.A19]*5" office:value-type="float" office:value="15" calcext:value-type="float">
            <text:p>15</text:p>
          </table:table-cell>
          <table:table-cell office:value-type="float" office:value="0.791" calcext:value-type="float">
            <text:p>0.791</text:p>
          </table:table-cell>
          <table:table-cell table:formula="of:=[.H19]*[.G19]" office:value-type="float" office:value="11.865" calcext:value-type="float">
            <text:p>11.8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TPS70933DRVR</text:p>
          </table:table-cell>
          <table:table-cell office:value-type="string" calcext:value-type="string">
            <text:p>WSON6_2X2MM_NO_SILK</text:p>
          </table:table-cell>
          <table:table-cell office:value-type="string" calcext:value-type="string">
            <text:p>IC REG LINEAR 3.3V 150MA 6-WSON</text:p>
          </table:table-cell>
          <table:table-cell office:value-type="string" calcext:value-type="string">
            <text:p>TPS70933DRVR</text:p>
          </table:table-cell>
          <table:table-cell table:formula="of:=[.A20]*5"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table:formula="of:=[.H20]*[.G20]" office:value-type="float" office:value="2.915" calcext:value-type="float">
            <text:p>2.9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TC3787</text:p>
          </table:table-cell>
          <table:table-cell office:value-type="string" calcext:value-type="string">
            <text:p>UFD-QFN28-4X5MM</text:p>
          </table:table-cell>
          <table:table-cell office:value-type="string" calcext:value-type="string">
            <text:p>IC REG CTRLR BOOST 28QFN</text:p>
          </table:table-cell>
          <table:table-cell office:value-type="string" calcext:value-type="string">
            <text:p>LTC3787EUFD</text:p>
          </table:table-cell>
          <table:table-cell table:formula="of:=[.A21]*5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[.H21]*[.G21]" office:value-type="float" office:value="27.5" calcext:value-type="float">
            <text:p>27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3, IC8</text:p>
          </table:table-cell>
          <table:table-cell office:value-type="string" calcext:value-type="string">
            <text:p>LM74900Q</text:p>
          </table:table-cell>
          <table:table-cell office:value-type="string" calcext:value-type="string">
            <text:p>QFN24-4X4</text:p>
          </table:table-cell>
          <table:table-cell office:value-type="string" calcext:value-type="string">
            <text:p>IC IDEAL DIODE CTRL VQFN-24</text:p>
          </table:table-cell>
          <table:table-cell office:value-type="string" calcext:value-type="string">
            <text:p>LM74900QRGERQ1</text:p>
          </table:table-cell>
          <table:table-cell table:formula="of:=[.A22]*5" office:value-type="float" office:value="10" calcext:value-type="float">
            <text:p>10</text:p>
          </table:table-cell>
          <table:table-cell office:value-type="float" office:value="1.86" calcext:value-type="float">
            <text:p>1.86</text:p>
          </table:table-cell>
          <table:table-cell table:formula="of:=[.H22]*[.G22]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4, IC9, IC12, IC13</text:p>
          </table:table-cell>
          <table:table-cell office:value-type="string" calcext:value-type="string">
            <text:p>TLV9001IDCKR</text:p>
          </table:table-cell>
          <table:table-cell office:value-type="string" calcext:value-type="string">
            <text:p>SC70-5</text:p>
          </table:table-cell>
          <table:table-cell office:value-type="string" calcext:value-type="string">
            <text:p>IC OPAMP CMOS 1 CIRCUIT SC70-5</text:p>
          </table:table-cell>
          <table:table-cell office:value-type="string" calcext:value-type="string">
            <text:p>TLV9001SIDCKR </text:p>
          </table:table-cell>
          <table:table-cell table:formula="of:=[.A23]*5" office:value-type="float" office:value="20" calcext:value-type="float">
            <text:p>20</text:p>
          </table:table-cell>
          <table:table-cell office:value-type="float" office:value="0.162" calcext:value-type="float">
            <text:p>0.162</text:p>
          </table:table-cell>
          <table:table-cell table:formula="of:=[.H23]*[.G23]"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ACS72981LLRATR-100U3</text:p>
          </table:table-cell>
          <table:table-cell office:value-type="string" calcext:value-type="string">
            <text:p>ACS72981</text:p>
          </table:table-cell>
          <table:table-cell office:value-type="string" calcext:value-type="string">
            <text:p>IC CURRENT SENSOR 100A LINEAR HALL EFFECT</text:p>
          </table:table-cell>
          <table:table-cell office:value-type="string" calcext:value-type="string">
            <text:p>ACS72981LLRATR-100U3</text:p>
          </table:table-cell>
          <table:table-cell table:formula="of:=[.A24]*5" office:value-type="float" office:value="5" calcext:value-type="float">
            <text:p>5</text:p>
          </table:table-cell>
          <table:table-cell office:value-type="float" office:value="3.64" calcext:value-type="float">
            <text:p>3.64</text:p>
          </table:table-cell>
          <table:table-cell table:formula="of:=[.H24]*[.G24]" office:value-type="float" office:value="18.2" calcext:value-type="float">
            <text:p>18.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7, IC14, IC16</text:p>
          </table:table-cell>
          <table:table-cell office:value-type="string" calcext:value-type="string">
            <text:p>TPS56A37</text:p>
          </table:table-cell>
          <table:table-cell office:value-type="string" calcext:value-type="string">
            <text:p>VQFN-HR-RPA</text:p>
          </table:table-cell>
          <table:table-cell office:value-type="string" calcext:value-type="string">
            <text:p>IC REG BUCK ADJ 10A 10VQFN</text:p>
          </table:table-cell>
          <table:table-cell office:value-type="string" calcext:value-type="string">
            <text:p>TPS56A37RPAR</text:p>
          </table:table-cell>
          <table:table-cell table:formula="of:=[.A25]*5"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table:formula="of:=[.H25]*[.G25]" office:value-type="float" office:value="36.3" calcext:value-type="float">
            <text:p>36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3.5uH</text:p>
          </table:table-cell>
          <table:table-cell office:value-type="float" office:value="7447709003" calcext:value-type="float">
            <text:p>7447709003</text:p>
          </table:table-cell>
          <table:table-cell office:value-type="string" calcext:value-type="string">
            <text:p>FIXED IND 3.5UH 11A 9 MOHM SMD</text:p>
          </table:table-cell>
          <table:table-cell office:value-type="float" office:value="7447709003" calcext:value-type="float">
            <text:p>7447709003</text:p>
          </table:table-cell>
          <table:table-cell table:formula="of:=[.A26]*5"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formula="of:=[.H26]*[.G26]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, L7, L9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EXLA1V0705</text:p>
          </table:table-cell>
          <table:table-cell office:value-type="string" calcext:value-type="string">
            <text:p>IND MOLDED SHLD 3.3UH 10.0A</text:p>
          </table:table-cell>
          <table:table-cell office:value-type="string" calcext:value-type="string">
            <text:p>EXLA1V0705-3R3-R</text:p>
          </table:table-cell>
          <table:table-cell table:formula="of:=[.A27]*5" office:value-type="float" office:value="15" calcext:value-type="float">
            <text:p>15</text:p>
          </table:table-cell>
          <table:table-cell office:value-type="float" office:value="0.644" calcext:value-type="float">
            <text:p>0.644</text:p>
          </table:table-cell>
          <table:table-cell table:formula="of:=[.H27]*[.G27]" office:value-type="float" office:value="9.66" calcext:value-type="float">
            <text:p>9.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D1, LED2, LED3, LED4, LED5, LED6, LED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 YELLOW CLEAR 0603 SMD</text:p>
          </table:table-cell>
          <table:table-cell office:value-type="string" calcext:value-type="string">
            <text:p>150060YS75000</text:p>
          </table:table-cell>
          <table:table-cell table:formula="of:=[.A28]*5" office:value-type="float" office:value="35" calcext:value-type="float">
            <text:p>35</text:p>
          </table:table-cell>
          <table:table-cell office:value-type="float" office:value="0.116" calcext:value-type="float">
            <text:p>0.116</text:p>
          </table:table-cell>
          <table:table-cell table:formula="of:=[.H28]*[.G28]"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1, Q2, Q3, Q4, Q5, Q6, Q7, Q8</text:p>
          </table:table-cell>
          <table:table-cell office:value-type="string" calcext:value-type="string">
            <text:p>IAUC100N04S6N028</text:p>
          </table:table-cell>
          <table:table-cell office:value-type="string" calcext:value-type="string">
            <text:p>PG-TDSON-8</text:p>
          </table:table-cell>
          <table:table-cell office:value-type="string" calcext:value-type="string">
            <text:p>NMOS 40V 100A 62W PG-TDSON-8</text:p>
          </table:table-cell>
          <table:table-cell office:value-type="string" calcext:value-type="string">
            <text:p><text:s/>IAUC100N04S6N028</text:p>
          </table:table-cell>
          <table:table-cell table:formula="of:=[.A29]*5" office:value-type="float" office:value="40" calcext:value-type="float">
            <text:p>40</text:p>
          </table:table-cell>
          <table:table-cell office:value-type="float" office:value="0.512" calcext:value-type="float">
            <text:p>0.512</text:p>
          </table:table-cell>
          <table:table-cell table:formula="of:=[.H29]*[.G29]" office:value-type="float" office:value="20.48" calcext:value-type="float">
            <text:p>20.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9, Q10, Q11</text:p>
          </table:table-cell>
          <table:table-cell office:value-type="string" calcext:value-type="string">
            <text:p>2N7002AKRA</text:p>
          </table:table-cell>
          <table:table-cell office:value-type="string" calcext:value-type="string">
            <text:p>DFN1412-6</text:p>
          </table:table-cell>
          <table:table-cell office:value-type="string" calcext:value-type="string">
            <text:p>MOSFET 2N-CH 60V 0.32A 6DFN</text:p>
          </table:table-cell>
          <table:table-cell office:value-type="string" calcext:value-type="string">
            <text:p>2N7002AKRA-QZ</text:p>
          </table:table-cell>
          <table:table-cell table:formula="of:=[.A30]*5" office:value-type="float" office:value="15" calcext:value-type="float">
            <text:p>15</text:p>
          </table:table-cell>
          <table:table-cell office:value-type="float" office:value="0.154" calcext:value-type="float">
            <text:p>0.154</text:p>
          </table:table-cell>
          <table:table-cell table:formula="of:=[.H30]*[.G30]"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, R3, R10, R11, R12, R13, R14, R22, R23, R29, R40, R55, R57, R59, R63, R68, R71, R73, R75, R77, R80, R90, 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K OHM 1% 1/16W 0402</text:p>
          </table:table-cell>
          <table:table-cell office:value-type="string" calcext:value-type="string">
            <text:p>RC0402FR-1310KL</text:p>
          </table:table-cell>
          <table:table-cell table:formula="of:=[.A31]*5" office:value-type="float" office:value="115" calcext:value-type="float">
            <text:p>115</text:p>
          </table:table-cell>
          <table:table-cell office:value-type="float" office:value="0.007" calcext:value-type="float">
            <text:p>0.007</text:p>
          </table:table-cell>
          <table:table-cell table:formula="of:=[.H31]*[.G31]" office:value-type="float" office:value="0.805" calcext:value-type="float">
            <text:p>0.8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5, R37, R62, R78, R87, R9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30K OHM 1% 1/16W 0402</text:p>
          </table:table-cell>
          <table:table-cell office:value-type="string" calcext:value-type="string">
            <text:p>RC0402FR-1330KL</text:p>
          </table:table-cell>
          <table:table-cell table:formula="of:=[.A32]*5"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table:formula="of:=[.H32]*[.G32]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7, R31, R32, R3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C0402FR-131KL</text:p>
          </table:table-cell>
          <table:table-cell table:formula="of:=[.A33]*5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*[.G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9, R46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9.9 OHM 1% 1/16W 0402</text:p>
          </table:table-cell>
          <table:table-cell office:value-type="string" calcext:value-type="string">
            <text:p>RC0402FR-1349R9L</text:p>
          </table:table-cell>
          <table:table-cell table:formula="of:=[.A34]*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34]*[.G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0</text:p>
          </table:table-cell>
          <table:table-cell office:value-type="string" calcext:value-type="string">
            <text:p>0.001R</text:p>
          </table:table-cell>
          <table:table-cell office:value-type="string" calcext:value-type="string">
            <text:p>CRS272</text:p>
          </table:table-cell>
          <table:table-cell office:value-type="string" calcext:value-type="string">
            <text:p>RES SMD SHUNT 0.001R 7W 1% 2725</text:p>
          </table:table-cell>
          <table:table-cell office:value-type="string" calcext:value-type="string">
            <text:p>CST272FK-13-R001AA </text:p>
          </table:table-cell>
          <table:table-cell table:formula="of:=[.A35]*5" office:value-type="float" office:value="10" calcext:value-type="float">
            <text:p>10</text:p>
          </table:table-cell>
          <table:table-cell office:value-type="float" office:value="0.549" calcext:value-type="float">
            <text:p>0.549</text:p>
          </table:table-cell>
          <table:table-cell table:formula="of:=[.H35]*[.G35]" office:value-type="float" office:value="5.49" calcext:value-type="float">
            <text:p>5.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, R21, R38, R47, R54, R61, R88, R1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RC0402FR-13100KL</text:p>
          </table:table-cell>
          <table:table-cell table:formula="of:=[.A36]*5"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table:formula="of:=[.H36]*[.G36]"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40K OHM 1% 1/16W 0402</text:p>
          </table:table-cell>
          <table:table-cell office:value-type="string" calcext:value-type="string">
            <text:p>RC0402FR-13140KL</text:p>
          </table:table-cell>
          <table:table-cell table:formula="of:=[.A37]*5"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formula="of:=[.H37]*[.G37]"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5, R43</text:p>
          </table:table-cell>
          <table:table-cell office:value-type="string" calcext:value-type="string">
            <text:p>90.9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90.9K OHM 1% 1/16W 0402</text:p>
          </table:table-cell>
          <table:table-cell office:value-type="string" calcext:value-type="string">
            <text:p>RC0402FR-0790K9L</text:p>
          </table:table-cell>
          <table:table-cell table:formula="of:=[.A38]*5"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formula="of:=[.H38]*[.G38]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64.9K OHM 1% 1/16W 0402</text:p>
          </table:table-cell>
          <table:table-cell office:value-type="string" calcext:value-type="string">
            <text:p>RC0402FR-1364K9L</text:p>
          </table:table-cell>
          <table:table-cell table:formula="of:=[.A39]*5"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formula="of:=[.H39]*[.G39]"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7, R28, R53, R56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 OHM 1% 1/16W 0402</text:p>
          </table:table-cell>
          <table:table-cell office:value-type="string" calcext:value-type="string">
            <text:p>RC0402FR-1310RL</text:p>
          </table:table-cell>
          <table:table-cell table:formula="of:=[.A40]*5" office:value-type="float" office:value="20" calcext:value-type="float">
            <text:p>20</text:p>
          </table:table-cell>
          <table:table-cell office:value-type="float" office:value="0.007" calcext:value-type="float">
            <text:p>0.007</text:p>
          </table:table-cell>
          <table:table-cell table:formula="of:=[.H40]*[.G40]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9, R89, R101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52.3K OHM 1% 1/16W 0402</text:p>
          </table:table-cell>
          <table:table-cell office:value-type="string" calcext:value-type="string">
            <text:p>RC0402FR-1352K3L</text:p>
          </table:table-cell>
          <table:table-cell table:formula="of:=[.A41]*5"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table:formula="of:=[.H41]*[.G41]"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 R66, R69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K OHM 1% 1/16W 0402</text:p>
          </table:table-cell>
          <table:table-cell office:value-type="string" calcext:value-type="string">
            <text:p>RC0402FR-1310KL</text:p>
          </table:table-cell>
          <table:table-cell table:formula="of:=[.A42]*5"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table:formula="of:=[.H42]*[.G42]"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1, R91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73.2K OHM 1% 1/16W 0402</text:p>
          </table:table-cell>
          <table:table-cell office:value-type="string" calcext:value-type="string">
            <text:p>RC0402FR-1373K2L</text:p>
          </table:table-cell>
          <table:table-cell table:formula="of:=[.A43]*5"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formula="of:=[.H43]*[.G43]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2, R45, R50, R92, R104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9.9 OHM 1% 1/16W 0402</text:p>
          </table:table-cell>
          <table:table-cell office:value-type="string" calcext:value-type="string">
            <text:p>RC0402FR-1349R9L</text:p>
          </table:table-cell>
          <table:table-cell table:formula="of:=[.A44]*5"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  <table:table-cell table:formula="of:=[.H44]*[.G44]" office:value-type="float" office:value="0.175" calcext:value-type="float">
            <text:p>0.1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4, R51, R58, R60, R64, R72, R74, R7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5.1K OHM 1% 1/16W 0402</text:p>
          </table:table-cell>
          <table:table-cell office:value-type="string" calcext:value-type="string">
            <text:p>RC0402FR-135K1L</text:p>
          </table:table-cell>
          <table:table-cell table:formula="of:=[.A45]*5"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table:formula="of:=[.H45]*[.G45]"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8, R83</text:p>
          </table:table-cell>
          <table:table-cell office:value-type="string" calcext:value-type="string">
            <text:p>4.53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.53K OHM 1% 1/16W 0402</text:p>
          </table:table-cell>
          <table:table-cell office:value-type="string" calcext:value-type="string">
            <text:p>RC0402FR-074K53L</text:p>
          </table:table-cell>
          <table:table-cell table:formula="of:=[.A46]*5"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formula="of:=[.H46]*[.G46]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9, R79, R8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C0402FR-131KL</text:p>
          </table:table-cell>
          <table:table-cell table:formula="of:=[.A47]*5"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table:formula="of:=[.H47]*[.G47]"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, R52, R82, R84</text:p>
          </table:table-cell>
          <table:table-cell office:value-type="string" calcext:value-type="string">
            <text:p>8.87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8.87K OHM 1% 1/16W 0402</text:p>
          </table:table-cell>
          <table:table-cell office:value-type="string" calcext:value-type="string">
            <text:p>RC0402FR-078K87L</text:p>
          </table:table-cell>
          <table:table-cell table:formula="of:=[.A48]*5" office:value-type="float" office:value="20" calcext:value-type="float">
            <text:p>20</text:p>
          </table:table-cell>
          <table:table-cell office:value-type="float" office:value="0.007" calcext:value-type="float">
            <text:p>0.007</text:p>
          </table:table-cell>
          <table:table-cell table:formula="of:=[.H48]*[.G48]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0.004R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ES 0.004 OHM 1% 2W 2512</text:p>
          </table:table-cell>
          <table:table-cell office:value-type="string" calcext:value-type="string">
            <text:p>CRF2512-FZ-R004ELF</text:p>
          </table:table-cell>
          <table:table-cell table:formula="of:=[.A49]*5" office:value-type="float" office:value="10" calcext:value-type="float">
            <text:p>10</text:p>
          </table:table-cell>
          <table:table-cell office:value-type="float" office:value="0.202" calcext:value-type="float">
            <text:p>0.202</text:p>
          </table:table-cell>
          <table:table-cell table:formula="of:=[.H49]*[.G49]" office:value-type="float" office:value="2.02" calcext:value-type="float">
            <text:p>2.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5, R67, R70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2.1K OHM 1% 1/16W 0402</text:p>
          </table:table-cell>
          <table:table-cell office:value-type="string" calcext:value-type="string">
            <text:p>RC0402FR-0712K1L</text:p>
          </table:table-cell>
          <table:table-cell table:formula="of:=[.A50]*5"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table:formula="of:=[.H50]*[.G50]"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8, R1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0 OHM JUMPER 1/16W 0402</text:p>
          </table:table-cell>
          <table:table-cell office:value-type="string" calcext:value-type="string">
            <text:p>RC0402JR-100RL</text:p>
          </table:table-cell>
          <table:table-cell table:formula="of:=[.A51]*5"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formula="of:=[.H51]*[.G51]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, R16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0 OHM JUMPER 1/16W 0402</text:p>
          </table:table-cell>
          <table:table-cell office:value-type="string" calcext:value-type="string">
            <text:p>RC0402JR-100RL</text:p>
          </table:table-cell>
          <table:table-cell table:formula="of:=[.A52]*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52]*[.G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M2021BB1W01</text:p>
          </table:table-cell>
          <table:table-cell office:value-type="string" calcext:value-type="string">
            <text:p>SWITCH TOGGLE DPST 6A 125V</text:p>
          </table:table-cell>
          <table:table-cell office:value-type="string" calcext:value-type="string">
            <text:p>M2021BB1W01</text:p>
          </table:table-cell>
          <table:table-cell table:formula="of:=[.A53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53]*[.G53]" office:value-type="float" office:value="0" calcext:value-type="float">
            <text:p>0</text:p>
          </table:table-cell>
          <table:table-cell office:value-type="string" calcext:value-type="string">
            <text:p>Provided by Bosch, out of stoc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XT60PB-M</text:p>
          </table:table-cell>
          <table:table-cell office:value-type="string" calcext:value-type="string">
            <text:p>XT60PB</text:p>
          </table:table-cell>
          <table:table-cell office:value-type="string" calcext:value-type="string">
            <text:p>CONN XT-60 MALE THT</text:p>
          </table:table-cell>
          <table:table-cell office:value-type="string" calcext:value-type="string">
            <text:p>XT60PB-M</text:p>
          </table:table-cell>
          <table:table-cell table:formula="of:=[.A54]*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54]*[.G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T60PB-F</text:p>
          </table:table-cell>
          <table:table-cell office:value-type="string" calcext:value-type="string">
            <text:p>XT60PB</text:p>
          </table:table-cell>
          <table:table-cell office:value-type="string" calcext:value-type="string">
            <text:p>CONN XT-60 FEMALE THT</text:p>
          </table:table-cell>
          <table:table-cell office:value-type="string" calcext:value-type="string">
            <text:p>XT60PB-F</text:p>
          </table:table-cell>
          <table:table-cell table:formula="of:=[.A5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55]*[.G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, X5, X6, X7, X8, X9, X10, X11, X12, X13, X14, X15, X16, X17</text:p>
          </table:table-cell>
          <table:table-cell office:value-type="string" calcext:value-type="string">
            <text:p>ZFKDSA1-W-6,35</text:p>
          </table:table-cell>
          <table:table-cell office:value-type="float" office:value="1704994" calcext:value-type="float">
            <text:p>1704994</text:p>
          </table:table-cell>
          <table:table-cell office:value-type="string" calcext:value-type="string">
            <text:p>TERM BLOCK 1POS 45DEG PCB</text:p>
          </table:table-cell>
          <table:table-cell office:value-type="float" office:value="1704994" calcext:value-type="float">
            <text:p>1704994</text:p>
          </table:table-cell>
          <table:table-cell table:formula="of:=[.A56]*5" office:value-type="float" office:value="70" calcext:value-type="float">
            <text:p>70</text:p>
          </table:table-cell>
          <table:table-cell office:value-type="float" office:value="0.538" calcext:value-type="float">
            <text:p>0.538</text:p>
          </table:table-cell>
          <table:table-cell table:formula="of:=[.H56]*[.G56]" office:value-type="float" office:value="37.66" calcext:value-type="float">
            <text:p>37.6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443" calcext:value-type="float">
            <text:p>1.443</text:p>
          </table:table-cell>
          <table:table-cell office:value-type="float" office:value="7.215" calcext:value-type="float">
            <text:p>7.215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Total cost</text:p>
          </table:table-cell>
          <table:table-cell table:style-name="Default" table:formula="of:=SUM([.I2:.I57])" office:value-type="float" office:value="266.925" calcext:value-type="float">
            <text:p>266.925</text:p>
          </table:table-cell>
          <table:table-cell office:value-type="string" calcext:value-type="string">
            <text:p>EUR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Unit cost</text:p>
          </table:table-cell>
          <table:table-cell table:style-name="Default" table:formula="of:=[.I58]/5" office:value-type="float" office:value="53.385" calcext:value-type="float">
            <text:p>53.385</text:p>
          </table:table-cell>
          <table:table-cell office:value-type="string" calcext:value-type="string">
            <text:p>EUR</text:p>
          </table:table-cell>
          <table:table-cell table:number-columns-repeated="3"/>
        </table:table-row>
      </table:table>
      <table:table table:name="BFMC_Powerboard v0.2 Stocks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default-cell-style-name="ce2"/>
        <table:table-column table:style-name="co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default-cell-style-name="ce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10PC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MPN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" calcext:value-type="float">
            <text:p>65</text:p>
          </table:table-cell>
          <table:table-cell table:formula="of:=[.D2]*10"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, C2, C3, C4, C5, C6, C7, C8, C9, C10, C11, C12, C13, C31, C32, C33, C60, C61, C62, C63, C64, C83, C84, C85, C101, C102, C1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AP CER 22UF 25V X7R 1210</text:p>
          </table:table-cell>
          <table:table-cell office:value-type="string" calcext:value-type="string">
            <text:p>CL32A226KAJNNN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3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4, C15, C16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_POL_1010</text:p>
          </table:table-cell>
          <table:table-cell office:value-type="string" calcext:value-type="string">
            <text:p>CAP ALUM 220UF 20% 35V SMD</text:p>
          </table:table-cell>
          <table:table-cell office:value-type="float" office:value="865060557008" calcext:value-type="float">
            <text:p>8650605570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4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 CER 0.1UF 100V X7R 0603</text:p>
          </table:table-cell>
          <table:table-cell office:value-type="string" calcext:value-type="string">
            <text:p>CL10B104KC8NNNC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D5]*10"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9, C21, C24, C25, C27, C30, C35, C36, C37, C41, C53, C54, C65, C66, C68, C78, C80, C96, C9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CL05B104KA5NNN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6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 CER 4.7UF 25V X5R 0603</text:p>
          </table:table-cell>
          <table:table-cell office:value-type="string" calcext:value-type="string">
            <text:p>C1608X5R1E475K080AC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7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, C23, C47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CL05B104KA5NNN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D8]*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6, C28, C79, C81, C97, C9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 CER 10UF 25V X5R 0805</text:p>
          </table:table-cell>
          <table:table-cell office:value-type="string" calcext:value-type="string">
            <text:p>GRM21BR61E106KA73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9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9, C82, C100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50PF 50V C0G/NP0 0402</text:p>
          </table:table-cell>
          <table:table-cell office:value-type="string" calcext:value-type="string">
            <text:p>GCM1555C1H151JA16J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10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4, C86, C104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047UF 25V X7R 0402</text:p>
          </table:table-cell>
          <table:table-cell office:value-type="string" calcext:value-type="string">
            <text:p>CL05B473KA5NNNC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11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8, C39, C43, C4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NF 50V X7R 0402</text:p>
          </table:table-cell>
          <table:table-cell office:value-type="string" calcext:value-type="string">
            <text:p>GCM155R71H103KA55D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12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0, C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NF 50V X7R 0402</text:p>
          </table:table-cell>
          <table:table-cell office:value-type="string" calcext:value-type="string">
            <text:p>GCM155R71H103KA55D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13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2, C4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033UF 50V X7R 0402</text:p>
          </table:table-cell>
          <table:table-cell office:value-type="string" calcext:value-type="string">
            <text:p>CGA2B3X7R1H333K050BB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14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5, C67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5NF 50V X7R 0402</text:p>
          </table:table-cell>
          <table:table-cell office:value-type="string" calcext:value-type="string">
            <text:p>GRM155R71H153KA12J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15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0PF 50V C0G/NP0 0402</text:p>
          </table:table-cell>
          <table:table-cell office:value-type="string" calcext:value-type="string">
            <text:p>GRM1555C1H101JA01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D16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47PF 50V C0G/NP0 0402</text:p>
          </table:table-cell>
          <table:table-cell office:value-type="string" calcext:value-type="string">
            <text:p>GJM1555C1H470FB01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17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8, C5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00PF 50V C0G/NP0 0402</text:p>
          </table:table-cell>
          <table:table-cell office:value-type="string" calcext:value-type="string">
            <text:p>GRM1555C1H102JA01D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D18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S140W</text:p>
          </table:table-cell>
          <table:table-cell office:value-type="string" calcext:value-type="string">
            <text:p>SOD323-R</text:p>
          </table:table-cell>
          <table:table-cell office:value-type="string" calcext:value-type="string">
            <text:p>DIODE SCHOT 40V 120MA PGSOD3233D</text:p>
          </table:table-cell>
          <table:table-cell office:value-type="string" calcext:value-type="string">
            <text:p>BAS140WE6327HTSA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9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1, IC6, IC10</text:p>
          </table:table-cell>
          <table:table-cell office:value-type="string" calcext:value-type="string">
            <text:p>SIP32434</text:p>
          </table:table-cell>
          <table:table-cell office:value-type="string" calcext:value-type="string">
            <text:p>DFN10-3X3</text:p>
          </table:table-cell>
          <table:table-cell office:value-type="string" calcext:value-type="string">
            <text:p>IC EFUSE 23V 6A 0.033R DFN-10</text:p>
          </table:table-cell>
          <table:table-cell office:value-type="string" calcext:value-type="string">
            <text:p>SIP32434ADN-T1E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0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TPS70933DRVR</text:p>
          </table:table-cell>
          <table:table-cell office:value-type="string" calcext:value-type="string">
            <text:p>WSON6_2X2MM_NO_SILK</text:p>
          </table:table-cell>
          <table:table-cell office:value-type="string" calcext:value-type="string">
            <text:p>IC REG LINEAR 3.3V 150MA 6-WSON</text:p>
          </table:table-cell>
          <table:table-cell office:value-type="string" calcext:value-type="string">
            <text:p>TPS70933DRV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D21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TC3787</text:p>
          </table:table-cell>
          <table:table-cell office:value-type="string" calcext:value-type="string">
            <text:p>UFD-QFN28-4X5MM</text:p>
          </table:table-cell>
          <table:table-cell office:value-type="string" calcext:value-type="string">
            <text:p>IC REG CTRLR BOOST 28QFN</text:p>
          </table:table-cell>
          <table:table-cell office:value-type="string" calcext:value-type="string">
            <text:p>LTC3787EUFD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3, IC8</text:p>
          </table:table-cell>
          <table:table-cell office:value-type="string" calcext:value-type="string">
            <text:p>LM74900Q</text:p>
          </table:table-cell>
          <table:table-cell office:value-type="string" calcext:value-type="string">
            <text:p>QFN24-4X4</text:p>
          </table:table-cell>
          <table:table-cell office:value-type="string" calcext:value-type="string">
            <text:p>IC IDEAL DIODE CTRL VQFN-24</text:p>
          </table:table-cell>
          <table:table-cell office:value-type="string" calcext:value-type="string">
            <text:p><text:s/>LM74900QRGERQ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D23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4, IC9, IC12, IC13</text:p>
          </table:table-cell>
          <table:table-cell office:value-type="string" calcext:value-type="string">
            <text:p>TLV9001IDCKR</text:p>
          </table:table-cell>
          <table:table-cell office:value-type="string" calcext:value-type="string">
            <text:p>SC70-5</text:p>
          </table:table-cell>
          <table:table-cell office:value-type="string" calcext:value-type="string">
            <text:p>IC OPAMP CMOS 1 CIRCUIT SC70-5</text:p>
          </table:table-cell>
          <table:table-cell office:value-type="string" calcext:value-type="string">
            <text:p>TLV9001SIDCKR 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4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ACS72981LLRATR-100U3</text:p>
          </table:table-cell>
          <table:table-cell office:value-type="string" calcext:value-type="string">
            <text:p>ACS72981</text:p>
          </table:table-cell>
          <table:table-cell office:value-type="string" calcext:value-type="string">
            <text:p>IC CURRENT SENSOR 100A LINEAR HALL EFFECT</text:p>
          </table:table-cell>
          <table:table-cell office:value-type="string" calcext:value-type="string">
            <text:p>ACS72981LLRATR-100U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25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7, IC14, IC16</text:p>
          </table:table-cell>
          <table:table-cell office:value-type="string" calcext:value-type="string">
            <text:p>TPS56A37</text:p>
          </table:table-cell>
          <table:table-cell office:value-type="string" calcext:value-type="string">
            <text:p>VQFN-HR-RPA</text:p>
          </table:table-cell>
          <table:table-cell office:value-type="string" calcext:value-type="string">
            <text:p>IC REG BUCK ADJ 10A 10VQFN</text:p>
          </table:table-cell>
          <table:table-cell office:value-type="string" calcext:value-type="string">
            <text:p>TPS56A37RPAR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6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3.5uH</text:p>
          </table:table-cell>
          <table:table-cell office:value-type="float" office:value="7447709003" calcext:value-type="float">
            <text:p>7447709003</text:p>
          </table:table-cell>
          <table:table-cell office:value-type="string" calcext:value-type="string">
            <text:p>FIXED IND 3.5UH 11A 9 MOHM SMD</text:p>
          </table:table-cell>
          <table:table-cell office:value-type="float" office:value="7447709003" calcext:value-type="float">
            <text:p>744770900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27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3, L7, L9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EXLA1V0705</text:p>
          </table:table-cell>
          <table:table-cell office:value-type="string" calcext:value-type="string">
            <text:p>IND MOLDED SHLD 3.3UH 10.0A</text:p>
          </table:table-cell>
          <table:table-cell office:value-type="string" calcext:value-type="string">
            <text:p>EXLA1V0705-3R3-R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D28]*10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1, LED2, LED3, LED4, LED5, LED6, LED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 YELLOW CLEAR 0603 SMD</text:p>
          </table:table-cell>
          <table:table-cell office:value-type="string" calcext:value-type="string">
            <text:p>150060YS7500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D29]*1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1, Q2, Q3, Q4, Q5, Q6, Q7, Q8</text:p>
          </table:table-cell>
          <table:table-cell office:value-type="string" calcext:value-type="string">
            <text:p>IAUC100N04S6N028</text:p>
          </table:table-cell>
          <table:table-cell office:value-type="string" calcext:value-type="string">
            <text:p>PG-TDSON-8</text:p>
          </table:table-cell>
          <table:table-cell office:value-type="string" calcext:value-type="string">
            <text:p>NMOS 40V 100A 62W PG-TDSON-8</text:p>
          </table:table-cell>
          <table:table-cell office:value-type="string" calcext:value-type="string">
            <text:p><text:s/>IAUC100N04S6N02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D30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9, Q10, Q11</text:p>
          </table:table-cell>
          <table:table-cell office:value-type="string" calcext:value-type="string">
            <text:p>2N7002AKRA</text:p>
          </table:table-cell>
          <table:table-cell office:value-type="string" calcext:value-type="string">
            <text:p>DFN1412-6</text:p>
          </table:table-cell>
          <table:table-cell office:value-type="string" calcext:value-type="string">
            <text:p>MOSFET 2N-CH 60V 0.32A 6DFN</text:p>
          </table:table-cell>
          <table:table-cell office:value-type="string" calcext:value-type="string">
            <text:p>2N7002AKRA-QZ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table:formula="of:=[.D31]*10"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, R3, R10, R11, R12, R13, R14, R22, R23, R29, R40, R55, R57, R59, R63, R68, R71, R73, R75, R77, R80, R90, 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K OHM 1% 1/16W 0402</text:p>
          </table:table-cell>
          <table:table-cell office:value-type="string" calcext:value-type="string">
            <text:p>RC0402FR-1310K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D32]*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5, R37, R62, R78, R87, R9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30K OHM 1% 1/16W 0402</text:p>
          </table:table-cell>
          <table:table-cell office:value-type="string" calcext:value-type="string">
            <text:p>RC0402FR-1330KL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33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31, R32, R3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C0402FR-131KL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34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46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9.9 OHM 1% 1/16W 0402</text:p>
          </table:table-cell>
          <table:table-cell office:value-type="string" calcext:value-type="string">
            <text:p>RC0402FR-1349R9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D35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0</text:p>
          </table:table-cell>
          <table:table-cell office:value-type="string" calcext:value-type="string">
            <text:p>0.001R</text:p>
          </table:table-cell>
          <table:table-cell office:value-type="string" calcext:value-type="string">
            <text:p>CRS272</text:p>
          </table:table-cell>
          <table:table-cell office:value-type="string" calcext:value-type="string">
            <text:p>RES SMD SHUNT 0.001R 7W 1% 2725</text:p>
          </table:table-cell>
          <table:table-cell office:value-type="string" calcext:value-type="string">
            <text:p>CST272FK-13-R001AA 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36]*1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0, R21, R38, R47, R54, R61, R88, R10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RC0402FR-13100K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D37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40K OHM 1% 1/16W 0402</text:p>
          </table:table-cell>
          <table:table-cell office:value-type="string" calcext:value-type="string">
            <text:p>RC0402FR-13140K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D38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5, R43</text:p>
          </table:table-cell>
          <table:table-cell office:value-type="string" calcext:value-type="string">
            <text:p>90.9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90.9K OHM 1% 1/16W 0402</text:p>
          </table:table-cell>
          <table:table-cell office:value-type="string" calcext:value-type="string">
            <text:p>RC0402FR-0790K9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D39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64.9K OHM 1% 1/16W 0402</text:p>
          </table:table-cell>
          <table:table-cell office:value-type="string" calcext:value-type="string">
            <text:p>RC0402FR-1364K9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40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 R28, R53, R56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 OHM 1% 1/16W 0402</text:p>
          </table:table-cell>
          <table:table-cell office:value-type="string" calcext:value-type="string">
            <text:p>RC0402FR-1310R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41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9, R89, R101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52.3K OHM 1% 1/16W 0402</text:p>
          </table:table-cell>
          <table:table-cell office:value-type="string" calcext:value-type="string">
            <text:p>RC0402FR-1352K3L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42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66, R69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K OHM 1% 1/16W 0402</text:p>
          </table:table-cell>
          <table:table-cell office:value-type="string" calcext:value-type="string">
            <text:p>RC0402FR-1310K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D43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91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73.2K OHM 1% 1/16W 0402</text:p>
          </table:table-cell>
          <table:table-cell office:value-type="string" calcext:value-type="string">
            <text:p>RC0402FR-1373K2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44]*10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2, R45, R50, R92, R104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9.9 OHM 1% 1/16W 0402</text:p>
          </table:table-cell>
          <table:table-cell office:value-type="string" calcext:value-type="string">
            <text:p>RC0402FR-1349R9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D45]*1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4, R51, R58, R60, R64, R72, R74, R7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5.1K OHM 1% 1/16W 0402</text:p>
          </table:table-cell>
          <table:table-cell office:value-type="string" calcext:value-type="string">
            <text:p>RC0402FR-135K1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46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8, R83</text:p>
          </table:table-cell>
          <table:table-cell office:value-type="string" calcext:value-type="string">
            <text:p>4.53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.53K OHM 1% 1/16W 0402</text:p>
          </table:table-cell>
          <table:table-cell office:value-type="string" calcext:value-type="string">
            <text:p>RC0402FR-074K53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D47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9, R79, R8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C0402FR-131K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48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, R52, R82, R84</text:p>
          </table:table-cell>
          <table:table-cell office:value-type="string" calcext:value-type="string">
            <text:p>8.87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8.87K OHM 1% 1/16W 0402</text:p>
          </table:table-cell>
          <table:table-cell office:value-type="string" calcext:value-type="string">
            <text:p>RC0402FR-078K87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9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0.004R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ES 0.004 OHM 1% 2W 2512</text:p>
          </table:table-cell>
          <table:table-cell office:value-type="string" calcext:value-type="string">
            <text:p>CRF2512-FZ-R004ELF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50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5, R67, R70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2.1K OHM 1% 1/16W 0402</text:p>
          </table:table-cell>
          <table:table-cell office:value-type="string" calcext:value-type="string">
            <text:p>RC0402FR-0712K1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D51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1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0 OHM JUMPER 1/16W 0402</text:p>
          </table:table-cell>
          <table:table-cell office:value-type="string" calcext:value-type="string">
            <text:p>RC0402JR-100RL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D52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6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0 OHM JUMPER 1/16W 0402</text:p>
          </table:table-cell>
          <table:table-cell office:value-type="string" calcext:value-type="string">
            <text:p>RC0402JR-100RL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table:formula="of:=[.D53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M2021BB1W01</text:p>
          </table:table-cell>
          <table:table-cell office:value-type="string" calcext:value-type="string">
            <text:p>SWITCH TOGGLE DPST 6A 125V</text:p>
          </table:table-cell>
          <table:table-cell office:value-type="string" calcext:value-type="string">
            <text:p>M2021BB1W01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table:formula="of:=[.D54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XT60PB-M</text:p>
          </table:table-cell>
          <table:table-cell office:value-type="string" calcext:value-type="string">
            <text:p>XT60PB</text:p>
          </table:table-cell>
          <table:table-cell office:value-type="string" calcext:value-type="string">
            <text:p>CONN XT-60 MALE THT</text:p>
          </table:table-cell>
          <table:table-cell office:value-type="string" calcext:value-type="string">
            <text:p>XT60PB-M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table:formula="of:=[.D55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T60PB-F</text:p>
          </table:table-cell>
          <table:table-cell office:value-type="string" calcext:value-type="string">
            <text:p>XT60PB</text:p>
          </table:table-cell>
          <table:table-cell office:value-type="string" calcext:value-type="string">
            <text:p>CONN XT-60 FEMALE THT</text:p>
          </table:table-cell>
          <table:table-cell office:value-type="string" calcext:value-type="string">
            <text:p>XT60PB-F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D56]*10"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4, X5, X6, X7, X8, X9, X10, X11, X12, X13, X14, X15, X16, X17</text:p>
          </table:table-cell>
          <table:table-cell office:value-type="string" calcext:value-type="string">
            <text:p>ZFKDSA1-W-6,35</text:p>
          </table:table-cell>
          <table:table-cell office:value-type="float" office:value="1704994" calcext:value-type="float">
            <text:p>1704994</text:p>
          </table:table-cell>
          <table:table-cell office:value-type="string" calcext:value-type="string">
            <text:p>TERM BLOCK 1POS 45DEG PCB</text:p>
          </table:table-cell>
          <table:table-cell office:value-type="float" office:value="1704994" calcext:value-type="float">
            <text:p>17049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5"/>
          <table:table-cell table:number-columns-repeated="7"/>
        </table:table-row>
      </table:table>
      <table:table table:name="BFMC_Powerboard v0.2 Order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default-cell-style-name="ce2"/>
        <table:table-column table:style-name="co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default-cell-style-name="ce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10PC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MPN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" calcext:value-type="float">
            <text:p>65</text:p>
          </table:table-cell>
          <table:table-cell table:formula="of:=[.D2]*10"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, C2, C3, C4, C5, C6, C7, C8, C9, C10, C11, C12, C13, C31, C32, C33, C60, C61, C62, C63, C64, C83, C84, C85, C101, C102, C1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AP CER 22UF 25V X7R 1210</text:p>
          </table:table-cell>
          <table:table-cell office:value-type="string" calcext:value-type="string">
            <text:p>CL32A226KAJNNN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3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4, C15, C16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_POL_1010</text:p>
          </table:table-cell>
          <table:table-cell office:value-type="string" calcext:value-type="string">
            <text:p>CAP ALUM 220UF 20% 35V SMD</text:p>
          </table:table-cell>
          <table:table-cell office:value-type="float" office:value="865060557008" calcext:value-type="float">
            <text:p>86506055700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D4]*10"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9, C21, C24, C25, C27, C30, C35, C36, C37, C41, C53, C54, C65, C66, C68, C78, C80, C96, C9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CL05B104KA5NNNC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5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8, C39, C43, C4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10NF 50V X7R 0402</text:p>
          </table:table-cell>
          <table:table-cell office:value-type="string" calcext:value-type="string">
            <text:p>GCM155R71H103KA55D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6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2, C4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0402_IPC</text:p>
          </table:table-cell>
          <table:table-cell office:value-type="string" calcext:value-type="string">
            <text:p>CAP CER 0.033UF 50V X7R 0402</text:p>
          </table:table-cell>
          <table:table-cell office:value-type="string" calcext:value-type="string">
            <text:p>CGA2B3X7R1H333K050BB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D7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S140W</text:p>
          </table:table-cell>
          <table:table-cell office:value-type="string" calcext:value-type="string">
            <text:p>SOD323-R</text:p>
          </table:table-cell>
          <table:table-cell office:value-type="string" calcext:value-type="string">
            <text:p>DIODE SCHOT 40V 120MA PGSOD3233D</text:p>
          </table:table-cell>
          <table:table-cell office:value-type="string" calcext:value-type="string">
            <text:p>BAS140WE6327HTSA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8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1, IC6, IC10</text:p>
          </table:table-cell>
          <table:table-cell office:value-type="string" calcext:value-type="string">
            <text:p>SIP32434</text:p>
          </table:table-cell>
          <table:table-cell office:value-type="string" calcext:value-type="string">
            <text:p>DFN10-3X3</text:p>
          </table:table-cell>
          <table:table-cell office:value-type="string" calcext:value-type="string">
            <text:p>IC EFUSE 23V 6A 0.033R DFN-10</text:p>
          </table:table-cell>
          <table:table-cell office:value-type="string" calcext:value-type="string">
            <text:p>SIP32434ADN-T1E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9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TPS70933DRVR</text:p>
          </table:table-cell>
          <table:table-cell office:value-type="string" calcext:value-type="string">
            <text:p>WSON6_2X2MM_NO_SILK</text:p>
          </table:table-cell>
          <table:table-cell office:value-type="string" calcext:value-type="string">
            <text:p>IC REG LINEAR 3.3V 150MA 6-WSON</text:p>
          </table:table-cell>
          <table:table-cell office:value-type="string" calcext:value-type="string">
            <text:p>TPS70933DRV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D10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TC3787</text:p>
          </table:table-cell>
          <table:table-cell office:value-type="string" calcext:value-type="string">
            <text:p>UFD-QFN28-4X5MM</text:p>
          </table:table-cell>
          <table:table-cell office:value-type="string" calcext:value-type="string">
            <text:p>IC REG CTRLR BOOST 28QFN</text:p>
          </table:table-cell>
          <table:table-cell office:value-type="string" calcext:value-type="string">
            <text:p>LTC3787EUFD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1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3, IC8</text:p>
          </table:table-cell>
          <table:table-cell office:value-type="string" calcext:value-type="string">
            <text:p>LM74900Q</text:p>
          </table:table-cell>
          <table:table-cell office:value-type="string" calcext:value-type="string">
            <text:p>QFN24-4X4</text:p>
          </table:table-cell>
          <table:table-cell office:value-type="string" calcext:value-type="string">
            <text:p>IC IDEAL DIODE CTRL VQFN-24</text:p>
          </table:table-cell>
          <table:table-cell office:value-type="string" calcext:value-type="string">
            <text:p><text:s/>LM74900QRGERQ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D12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4, IC9, IC12, IC13</text:p>
          </table:table-cell>
          <table:table-cell office:value-type="string" calcext:value-type="string">
            <text:p>TLV9001IDCKR</text:p>
          </table:table-cell>
          <table:table-cell office:value-type="string" calcext:value-type="string">
            <text:p>SC70-5</text:p>
          </table:table-cell>
          <table:table-cell office:value-type="string" calcext:value-type="string">
            <text:p>IC OPAMP CMOS 1 CIRCUIT SC70-5</text:p>
          </table:table-cell>
          <table:table-cell office:value-type="string" calcext:value-type="string">
            <text:p>TLV9001SIDCKR 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]*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ACS72981LLRATR-100U3</text:p>
          </table:table-cell>
          <table:table-cell office:value-type="string" calcext:value-type="string">
            <text:p>ACS72981</text:p>
          </table:table-cell>
          <table:table-cell office:value-type="string" calcext:value-type="string">
            <text:p>IC CURRENT SENSOR 100A LINEAR HALL EFFECT</text:p>
          </table:table-cell>
          <table:table-cell office:value-type="string" calcext:value-type="string">
            <text:p>ACS72981LLRATR-100U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14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7, IC14, IC16</text:p>
          </table:table-cell>
          <table:table-cell office:value-type="string" calcext:value-type="string">
            <text:p>TPS56A37</text:p>
          </table:table-cell>
          <table:table-cell office:value-type="string" calcext:value-type="string">
            <text:p>VQFN-HR-RPA</text:p>
          </table:table-cell>
          <table:table-cell office:value-type="string" calcext:value-type="string">
            <text:p>IC REG BUCK ADJ 10A 10VQFN</text:p>
          </table:table-cell>
          <table:table-cell office:value-type="string" calcext:value-type="string">
            <text:p>TPS56A37RPAR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5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3.5uH</text:p>
          </table:table-cell>
          <table:table-cell office:value-type="float" office:value="7447709003" calcext:value-type="float">
            <text:p>7447709003</text:p>
          </table:table-cell>
          <table:table-cell office:value-type="string" calcext:value-type="string">
            <text:p>FIXED IND 3.5UH 11A 9 MOHM SMD</text:p>
          </table:table-cell>
          <table:table-cell office:value-type="float" office:value="7447709003" calcext:value-type="float">
            <text:p>744770900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6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3, L7, L9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EXLA1V0705</text:p>
          </table:table-cell>
          <table:table-cell office:value-type="string" calcext:value-type="string">
            <text:p>IND MOLDED SHLD 3.3UH 10.0A</text:p>
          </table:table-cell>
          <table:table-cell office:value-type="string" calcext:value-type="string">
            <text:p>EXLA1V0705-3R3-R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D17]*10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1, LED2, LED3, LED4, LED5, LED6, LED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 YELLOW CLEAR 0603 SMD</text:p>
          </table:table-cell>
          <table:table-cell office:value-type="string" calcext:value-type="string">
            <text:p>150060YS7500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D18]*1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1, Q2, Q3, Q4, Q5, Q6, Q7, Q8</text:p>
          </table:table-cell>
          <table:table-cell office:value-type="string" calcext:value-type="string">
            <text:p>IAUC100N04S6N028</text:p>
          </table:table-cell>
          <table:table-cell office:value-type="string" calcext:value-type="string">
            <text:p>PG-TDSON-8</text:p>
          </table:table-cell>
          <table:table-cell office:value-type="string" calcext:value-type="string">
            <text:p>NMOS 40V 100A 62W PG-TDSON-8</text:p>
          </table:table-cell>
          <table:table-cell office:value-type="string" calcext:value-type="string">
            <text:p><text:s/>IAUC100N04S6N02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table:formula="of:=[.D19]*10"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, R3, R10, R11, R12, R13, R14, R22, R23, R29, R40, R55, R57, R59, R63, R68, R71, R73, R75, R77, R80, R90, 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0K OHM 1% 1/16W 0402</text:p>
          </table:table-cell>
          <table:table-cell office:value-type="string" calcext:value-type="string">
            <text:p>RC0402FR-1310K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D20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0</text:p>
          </table:table-cell>
          <table:table-cell office:value-type="string" calcext:value-type="string">
            <text:p>0.001R</text:p>
          </table:table-cell>
          <table:table-cell office:value-type="string" calcext:value-type="string">
            <text:p>CRS272</text:p>
          </table:table-cell>
          <table:table-cell office:value-type="string" calcext:value-type="string">
            <text:p>RES SMD SHUNT 0.001R 7W 1% 2725</text:p>
          </table:table-cell>
          <table:table-cell office:value-type="string" calcext:value-type="string">
            <text:p>CST272FK-13-R001AA 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21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8, R83</text:p>
          </table:table-cell>
          <table:table-cell office:value-type="string" calcext:value-type="string">
            <text:p>4.53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4.53K OHM 1% 1/16W 0402</text:p>
          </table:table-cell>
          <table:table-cell office:value-type="string" calcext:value-type="string">
            <text:p>RC0402FR-074K53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22]*1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, R52, R82, R84</text:p>
          </table:table-cell>
          <table:table-cell office:value-type="string" calcext:value-type="string">
            <text:p>8.87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8.87K OHM 1% 1/16W 0402</text:p>
          </table:table-cell>
          <table:table-cell office:value-type="string" calcext:value-type="string">
            <text:p>RC0402FR-078K87L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23]*10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0.004R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ES 0.004 OHM 1% 2W 2512</text:p>
          </table:table-cell>
          <table:table-cell office:value-type="string" calcext:value-type="string">
            <text:p>CRF2512-FZ-R004ELF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24]*1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5, R67, R70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0402_IPC</text:p>
          </table:table-cell>
          <table:table-cell office:value-type="string" calcext:value-type="string">
            <text:p>RES 12.1K OHM 1% 1/16W 0402</text:p>
          </table:table-cell>
          <table:table-cell office:value-type="string" calcext:value-type="string">
            <text:p>RC0402FR-0712K1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D25]*10"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4, X5, X6, X7, X8, X9, X10, X11, X12, X13, X14, X15, X16, X17</text:p>
          </table:table-cell>
          <table:table-cell office:value-type="string" calcext:value-type="string">
            <text:p>ZFKDSA1-W-6,35</text:p>
          </table:table-cell>
          <table:table-cell office:value-type="float" office:value="1704994" calcext:value-type="float">
            <text:p>1704994</text:p>
          </table:table-cell>
          <table:table-cell office:value-type="string" calcext:value-type="string">
            <text:p>TERM BLOCK 1POS 45DEG PCB</text:p>
          </table:table-cell>
          <table:table-cell office:value-type="float" office:value="1704994" calcext:value-type="float">
            <text:p>17049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5"/>
          <table:table-cell table:number-columns-repeated="7"/>
        </table:table-row>
      </table:table>
      <table:named-expressions/>
      <table:database-ranges>
        <table:database-range table:name="__Anonymous_Sheet_DB__0" table:target-range-address="'BFMC_Powerboard v0.2'.A1:'BFMC_Powerboard v0.2'.F56">
          <table:sort>
            <table:sort-by table:field-number="1" table:data-type="automatic"/>
          </table:sort>
        </table:database-range>
        <table:database-range table:name="__Anonymous_Sheet_DB__1" table:target-range-address="'BFMC_Powerboard v0.2 Stocks'.A1:'BFMC_Powerboard v0.2 Stocks'.I56">
          <table:sort>
            <table:sort-by table:field-number="4" table:data-type="automatic"/>
          </table:sort>
        </table:database-range>
        <table:database-range table:name="__Anonymous_Sheet_DB__2" table:target-range-address="'BFMC_Powerboard v0.2 Order'.A1:'BFMC_Powerboard v0.2 Order'.I2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5:09:17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5-07-16T15:47:33.263000000</dc:date>
    <meta:editing-duration>PT37M25S</meta:editing-duration>
    <meta:editing-cycles>4</meta:editing-cycles>
    <meta:document-statistic meta:table-count="3" meta:cell-count="1245" meta:object-count="0"/>
  </office:meta>
</office:document-meta>
</file>